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7A9B9AB37EDE1800.png" manifest:media-type="image/png"/>
  <manifest:file-entry manifest:full-path="Pictures/1000000000000318000003C29907111AB1590ED0.png" manifest:media-type="image/png"/>
  <manifest:file-entry manifest:full-path="Pictures/100000000000062300000412DA2A556E54D8CC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53in" draw:z-index="0"><draw:image xlink:href="Pictures/1000000000000780000004387A9B9AB37EDE1800.png" xlink:type="simple" xlink:show="embed" xlink:actuate="onLoad" loext:mime-type="image/x-vclgraphic"/></draw:frame></text:p>
      <text:p text:style-name="Standard"><draw:frame draw:style-name="fr2" draw:name="Image2" text:anchor-type="paragraph" svg:width="5.5in" svg:height="6.6807in" draw:z-index="1"><draw:image xlink:href="Pictures/1000000000000318000003C29907111AB1590ED0.png" xlink:type="simple" xlink:show="embed" xlink:actuate="onLoad" loext:mime-type="image/x-vclgraphic"/></draw:frame><text:soft-page-break/></text:p>
      <text:p text:style-name="Standard"/>
      <text:p text:style-name="Standard"><draw:frame draw:style-name="fr3" draw:name="Image3" text:anchor-type="paragraph" svg:width="6.9252in" svg:height="4.5929in" draw:z-index="2"><draw:image xlink:href="Pictures/100000000000062300000412DA2A556E54D8CCE7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3:16:30.668000000</meta:creation-date>
    <dc:date>2019-08-09T13:19:43.277000000</dc:date>
    <meta:editing-duration>PT27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0.3.2$Windows_X86_64 LibreOffice_project/8f48d515416608e3a835360314dac7e47fd0b821</meta:generator>
  </office:meta>
</office:document-meta>
</file>